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/>
      <style:text-properties style:font-name="Menlo Regular" style:font-name-asian="Menlo Regular" style:font-name-complex="Menlo Regular" fo:font-size="9pt" style:font-size-asian="9pt" style:font-size-complex="9pt"/>
    </style:style>
    <style:style style:name="ce12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6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9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20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9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1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6"/>
        <table:table-column table:style-name="co6" table:number-columns-repeated="16378" table:default-cell-style-name="ce1"/>
        <table:table-row table:style-name="ro1">
          <table:table-cell office:value-type="string" table:style-name="ce19">
            <text:p>GIT Keyboard Shortcuts</text:p>
          </table:table-cell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0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12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1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2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2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6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6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4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1">
            <text:p>git config --global core.excludesfile<text:s/><text:span text:style-name="T4">~/.gitignore</text:span></text:p>
          </table:table-cell>
          <table:table-cell table:number-columns-repeated="2" table:style-name="ce2"/>
          <table:table-cell office:value-type="string" table:style-name="ce16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6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6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config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]</text:p>
          </table:table-cell>
          <table:table-cell office:value-type="string" table:style-name="ce17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6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6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6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6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6">
            <text:p>Define default<text:s/><text:span text:style-name="T22">editor</text:span><text:s/>and open when editor is requir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6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6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6">
            <text:p>Sets initial default<text:s/><text:span text:style-name="T28">main</text:span><text:s/>branch nam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6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6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6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6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6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6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6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6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6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6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6">
            <text:p><text:span text:style-name="T22">Clear</text:span><text:s/>the scree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0">
            <text:p>⌘ + K</text:p>
          </table:table-cell>
          <table:table-cell table:number-columns-repeated="2" table:style-name="ce2"/>
          <table:table-cell office:value-type="string" table:style-name="ce16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6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6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4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6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6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6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6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6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6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6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6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6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6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6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6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3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6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3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6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6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add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a]</text:p>
          </table:table-cell>
          <table:table-cell office:value-type="string" table:style-name="ce23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commit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c]</text:p>
          </table:table-cell>
          <table:table-cell office:value-type="string" table:style-name="ce23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6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6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6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4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log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l]</text:p>
          </table:table-cell>
          <table:table-cell office:value-type="string" table:style-name="ce17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6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6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6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6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6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6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6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6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6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6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4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6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6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4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6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show --color-words<text:s/><text:span text:style-name="T4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sw]</text:p>
          </table:table-cell>
          <table:table-cell office:value-type="string" table:style-name="ce17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6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6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bisect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bi]</text:p>
          </table:table-cell>
          <table:table-cell office:value-type="string" table:style-name="ce23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6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6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6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6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4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8">
            <text:p>git blame<text:s/><text:span text:style-name="T12">required option</text:span></text:p>
          </table:table-cell>
          <table:table-cell office:value-type="string" table:style-name="ce27">
            <text:p>=</text:p>
          </table:table-cell>
          <table:table-cell office:value-type="string" table:style-name="ce27">
            <text:p>[b]</text:p>
          </table:table-cell>
          <table:table-cell office:value-type="string" table:style-name="ce29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4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filename</text:p>
          </table:table-cell>
          <table:table-cell table:number-columns-repeated="2" table:style-name="ce2"/>
          <table:table-cell office:value-type="string" table:style-name="ce16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6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6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6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6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6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4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30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diff<text:s/><text:span text:style-name="T4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d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6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6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6">
            <text:p>git format-patch<text:s/><text:span text:style-name="T29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a]</text:p>
          </table:table-cell>
          <table:table-cell office:value-type="string" table:style-name="ce23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<text:span text:style-name="T8">mai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c]</text:p>
          </table:table-cell>
          <table:table-cell office:value-type="string" table:style-name="ce17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text:s/>-o<text:s/><text:span text:style-name="T12">folder_name</text:span></text:p>
          </table:table-cell>
          <table:table-cell table:number-columns-repeated="2" table:style-name="ce2"/>
          <table:table-cell office:value-type="string" table:style-name="ce16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text:s/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6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am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am]</text:p>
          </table:table-cell>
          <table:table-cell office:value-type="string" table:style-name="ce23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6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6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6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6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stash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s]</text:p>
          </table:table-cell>
          <table:table-cell office:value-type="string" table:style-name="ce23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6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6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6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6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6">
            <text:p>git tag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t]</text:p>
          </table:table-cell>
          <table:table-cell table:style-name="ce17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tag_string SHA</text:p>
          </table:table-cell>
          <table:table-cell table:number-columns-repeated="2" table:style-name="ce2"/>
          <table:table-cell office:value-type="string" table:style-name="ce16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6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6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6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(-l<text:s/><text:span text:style-name="T10">OR</text:span><text:s/>--list)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tl]</text:p>
          </table:table-cell>
          <table:table-cell office:value-type="string" table:style-name="ce17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6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6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6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Reset, Restore and Rever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6">
            <text:p>Revert changes made in a commit (<text:span text:style-name="T26">SHA</text:span>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6">
            <text:p>Restore file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6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6">
            <text:p>Reset file changes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Checkout files changes from working file to original state (superseded by restore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Restore changes from a commit directly to work file (superseded by restor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in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6">
            <text:p>Specific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in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6">
            <text:p>Commit ancest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in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6">
            <text:p>All commit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/text:p>
          </table:table-cell>
          <table:table-cell table:number-columns-repeated="2" table:style-name="ce2"/>
          <table:table-cell office:value-type="string" table:style-name="ce16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 and matches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 and matches stage and work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Reset files changes for patch from staging back to working 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6">
            <text:p>Undo a simple rebase where the ORIG_HEAD is unchang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6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6">
            <text:p>All files changes</text:p>
          </table:table-cell>
          <table:table-cell table:number-columns-repeated="16378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Branches and Merges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6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6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6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6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6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6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6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6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6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6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6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6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6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6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/text:p>
          </table:table-cell>
          <table:table-cell table:number-columns-repeated="2" table:style-name="ce2"/>
          <table:table-cell office:value-type="string" table:style-name="ce16">
            <text:p>Reset files changes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/text:p>
          </table:table-cell>
          <table:table-cell table:number-columns-repeated="2" table:style-name="ce2"/>
          <table:table-cell office:value-type="string" table:style-name="ce16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6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6">
            <text:p>Create an orphaned commit from a<text:s/><text:span text:style-name="T17">tag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6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Move HEAD/restore changes (supersed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6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6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/text:p>
          </table:table-cell>
          <table:table-cell table:number-columns-repeated="2" table:style-name="ce2"/>
          <table:table-cell office:value-type="string" table:style-name="ce16">
            <text:p>Checkout files changes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/text:p>
          </table:table-cell>
          <table:table-cell table:number-columns-repeated="2" table:style-name="ce2"/>
          <table:table-cell office:value-type="string" table:style-name="ce16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6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6">
            <text:p>Create an orphaned commit from a<text:s/><text:span text:style-name="T17">tag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6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6">
            <text:p>Compare differences between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ompare differences between branch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Merge<text:s/><text:span text:style-name="T19">branch_name</text:span><text:s/>back in to current branch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6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6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8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mot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]</text:p>
          </table:table-cell>
          <table:table-cell office:value-type="string" table:style-name="ce16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6">
            <text:p>Show more information 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6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6">
            <text:p>Remove (delete) a remote named<text:s/><text:span text:style-name="T20">origi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6">
            <text:p>Remove (delete) a remote named<text:s/><text:span text:style-name="T20">origi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/text:p>
          </table:table-cell>
          <table:table-cell table:number-columns-repeated="2" table:style-name="ce2"/>
          <table:table-cell office:value-type="string" table:style-name="ce16">
            <text:p>Remove (delete)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text:span text:style-name="T6"><text:s/>--dry-run</text:span></text:p>
          </table:table-cell>
          <table:table-cell table:number-columns-repeated="2" table:style-name="ce2"/>
          <table:table-cell office:value-type="string" table:style-name="ce16">
            <text:p>Preview deletion of an orphaned tracking branch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6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6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6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6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6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6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6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6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remote branch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6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6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6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6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6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6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6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6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6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6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6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6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6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6">
            <text:p>Rever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6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6">
            <text:p>Pat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6">
            <text:p>Diff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6">
            <text:p>Qui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6">
            <text:p>Help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6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6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6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6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6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6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4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6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7"/>
          <table:table-cell table:style-name="ce29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log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l]</text:p>
          </table:table-cell>
          <table:table-cell office:value-type="string" table:style-name="ce23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6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reset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rs]</text:p>
          </table:table-cell>
          <table:table-cell office:value-type="string" table:style-name="ce17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6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4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ri]</text:p>
          </table:table-cell>
          <table:table-cell office:value-type="string" table:style-name="ce23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base_branch</text:p>
          </table:table-cell>
          <table:table-cell table:number-columns-repeated="2" table:style-name="ce2"/>
          <table:table-cell office:value-type="string" table:style-name="ce16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6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6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6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6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6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6">
            <text:p><text:span text:style-name="T22">Continue</text:span><text:s/>to next commit after conflict resoluti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6">
            <text:p><text:span text:style-name="T22">Skip</text:span><text:s/>a commit (allows the existing commit to apply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6">
            <text:p><text:span text:style-name="T22">Abort</text:span><text:s/>a rebase (rebase is not applied)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6">
            <text:p>git pull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u]</text:p>
          </table:table-cell>
          <table:table-cell office:value-type="string" table:style-name="ce23">
            <text:p>Pul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6">
            <text:p>fetch from a remote and rebase<text:s/><text:span text:style-name="T22">local changes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6">
            <text:p>fetch and rebase but<text:s/><text:span text:style-name="T22">preserve</text:span><text:s/>local commits on th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6">
            <text:p>fetch and rebase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5" table:style-name="ce2"/>
          <table:table-cell table:style-name="ce16"/>
          <table:table-cell table:style-name="ce31"/>
          <table:table-cell table:number-columns-repeated="16377"/>
        </table:table-row>
        <table:table-row table:number-rows-repeated="1048210" table:style-name="ro2">
          <table:table-cell table:number-columns-repeated="16384"/>
        </table:table-row>
        <table:named-expressions>
          <table:named-range table:name="Print_Area" table:cell-range-address="Sheet1.$A$57:Sheet1.$F$313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title/>
    <meta:initial-creator>Microsoft Office User</meta:initial-creator>
    <dc:creator>Microsoft Office User</dc:creator>
    <meta:creation-date>2021-11-28T07:20:37Z</meta:creation-date>
    <dc:date>2022-01-13T07:30:05Z</dc:date>
    <meta:print-date>2022-01-07T08:05:46Z</meta:print-date>
  </office:meta>
</office:document-meta>
</file>